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s" fo:country="AR" officeooo:rsid="00058044" officeooo:paragraph-rsid="00058044" style:font-size-asian="10.5pt"/>
    </style:style>
    <style:style style:name="P2" style:family="paragraph" style:parent-style-name="Standard">
      <style:text-properties fo:language="es" fo:country="AR" officeooo:rsid="00033e20" officeooo:paragraph-rsid="00033e20" style:font-size-asian="10.5pt"/>
    </style:style>
    <style:style style:name="P3" style:family="paragraph" style:parent-style-name="Standard">
      <style:text-properties fo:language="es" fo:country="AR" officeooo:rsid="00033e20" officeooo:paragraph-rsid="0004e3a8" style:font-size-asian="10.5pt"/>
    </style:style>
    <style:style style:name="P4" style:family="paragraph" style:parent-style-name="Standard">
      <style:text-properties fo:language="es" fo:country="AR" officeooo:rsid="0004e3a8" officeooo:paragraph-rsid="0004e3a8" style:font-size-asian="10.5pt"/>
    </style:style>
    <style:style style:name="P5" style:family="paragraph" style:parent-style-name="Standard" style:list-style-name="L1">
      <style:text-properties fo:language="es" fo:country="AR" officeooo:rsid="0004e3a8" officeooo:paragraph-rsid="0006b49d" style:font-size-asian="10.5pt"/>
    </style:style>
    <style:style style:name="P6" style:family="paragraph" style:parent-style-name="Standard">
      <style:text-properties fo:language="es" fo:country="AR" officeooo:rsid="0006b49d" officeooo:paragraph-rsid="0006b49d" style:font-size-asian="10.5pt"/>
    </style:style>
    <style:style style:name="P7" style:family="paragraph" style:parent-style-name="Standard">
      <style:text-properties fo:language="es" fo:country="AR" officeooo:rsid="000719ce" officeooo:paragraph-rsid="0008740e" style:font-size-asian="10.5pt"/>
    </style:style>
    <style:style style:name="P8" style:family="paragraph" style:parent-style-name="Standard">
      <style:text-properties fo:language="es" fo:country="AR" style:text-underline-style="solid" style:text-underline-width="auto" style:text-underline-color="font-color" officeooo:rsid="00058044" officeooo:paragraph-rsid="00058044" style:font-size-asian="10.5pt"/>
    </style:style>
    <style:style style:name="P9" style:family="paragraph" style:parent-style-name="Standard">
      <style:text-properties fo:language="es" fo:country="AR" style:text-underline-style="solid" style:text-underline-width="auto" style:text-underline-color="font-color" officeooo:rsid="00058044" officeooo:paragraph-rsid="0006b49d" style:font-size-asian="10.5pt"/>
    </style:style>
    <style:style style:name="P10" style:family="paragraph" style:parent-style-name="Standard">
      <style:text-properties fo:language="es" fo:country="AR" style:text-underline-style="solid" style:text-underline-width="auto" style:text-underline-color="font-color" officeooo:rsid="000719ce" officeooo:paragraph-rsid="000719ce" style:font-size-asian="10.5pt"/>
    </style:style>
    <style:style style:name="P11" style:family="paragraph" style:parent-style-name="Standard">
      <style:text-properties fo:language="es" fo:country="AR" style:text-underline-style="solid" style:text-underline-width="auto" style:text-underline-color="font-color" officeooo:rsid="000719ce" officeooo:paragraph-rsid="0008740e" style:font-size-asian="10.5pt"/>
    </style:style>
    <style:style style:name="P12" style:family="paragraph" style:parent-style-name="Standard">
      <style:text-properties fo:language="es" fo:country="AR" style:text-underline-style="solid" style:text-underline-width="auto" style:text-underline-color="font-color" officeooo:rsid="0006b49d" officeooo:paragraph-rsid="0006b49d" style:font-size-asian="10.5pt"/>
    </style:style>
    <style:style style:name="P13" style:family="paragraph" style:parent-style-name="Standard">
      <style:text-properties fo:language="es" fo:country="AR" style:text-underline-style="solid" style:text-underline-width="auto" style:text-underline-color="font-color" officeooo:rsid="0006b49d" officeooo:paragraph-rsid="0008740e" style:font-size-asian="10.5pt"/>
    </style:style>
    <style:style style:name="P14" style:family="paragraph" style:parent-style-name="Standard">
      <style:text-properties fo:language="es" fo:country="AR" style:text-underline-style="solid" style:text-underline-width="auto" style:text-underline-color="font-color" officeooo:rsid="0008740e" officeooo:paragraph-rsid="0008740e" style:font-size-asian="10.5pt"/>
    </style:style>
    <style:style style:name="P15" style:family="paragraph" style:parent-style-name="Standard">
      <style:text-properties fo:language="es" fo:country="AR" style:text-underline-style="none" officeooo:rsid="0006b49d" officeooo:paragraph-rsid="0006b49d" style:font-size-asian="10.5pt"/>
    </style:style>
    <style:style style:name="P16" style:family="paragraph" style:parent-style-name="Standard" style:list-style-name="L1">
      <style:text-properties fo:language="es" fo:country="AR" style:text-underline-style="none" officeooo:rsid="0004e3a8" officeooo:paragraph-rsid="0006b49d" style:font-size-asian="10.5pt"/>
    </style:style>
    <style:style style:name="P17" style:family="paragraph" style:parent-style-name="Standard">
      <style:text-properties fo:language="es" fo:country="AR" style:text-underline-style="none" officeooo:rsid="0004e3a8" officeooo:paragraph-rsid="0006b49d" style:font-size-asian="10.5pt"/>
    </style:style>
    <style:style style:name="P18" style:family="paragraph" style:parent-style-name="Standard">
      <style:text-properties fo:language="es" fo:country="AR" style:text-underline-style="none" officeooo:rsid="0004e3a8" officeooo:paragraph-rsid="0008740e" style:font-size-asian="10.5pt"/>
    </style:style>
    <style:style style:name="P19" style:family="paragraph" style:parent-style-name="Standard">
      <style:text-properties fo:language="es" fo:country="AR" style:text-underline-style="none" officeooo:rsid="0008740e" officeooo:paragraph-rsid="0008740e" style:font-size-asian="10.5pt"/>
    </style:style>
    <style:style style:name="P20" style:family="paragraph" style:parent-style-name="Standard">
      <style:paragraph-properties fo:text-align="center" style:justify-single-word="false"/>
      <style:text-properties fo:font-size="14pt" fo:language="es" fo:country="AR" fo:font-weight="bold" officeooo:rsid="00033e20" officeooo:paragraph-rsid="00033e20" style:font-size-asian="14pt" style:font-weight-asian="bold" style:font-size-complex="14pt" style:font-weight-complex="bold"/>
    </style:style>
    <style:style style:name="T1" style:family="text">
      <style:text-properties officeooo:rsid="0004e3a8"/>
    </style:style>
    <style:style style:name="T2" style:family="text">
      <style:text-properties officeooo:rsid="00058044"/>
    </style:style>
    <style:style style:name="T3" style:family="text">
      <style:text-properties style:text-underline-style="none"/>
    </style:style>
    <style:style style:name="T4" style:family="text">
      <style:text-properties style:text-underline-style="none" officeooo:rsid="0006b49d"/>
    </style:style>
    <style:style style:name="T5" style:family="text">
      <style:text-properties style:text-underline-style="none" officeooo:rsid="0008740e"/>
    </style:style>
    <style:style style:name="T6" style:family="text">
      <style:text-properties officeooo:rsid="0006b49d"/>
    </style:style>
    <style:style style:name="T7" style:family="text">
      <style:text-properties officeooo:rsid="000719ce"/>
    </style:style>
    <style:style style:name="T8" style:family="text">
      <style:text-properties style:text-underline-style="solid" style:text-underline-width="auto" style:text-underline-color="font-color"/>
    </style:style>
    <style:style style:name="T9" style:family="text">
      <style:text-properties officeooo:rsid="0008740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iseño TP</text:p>
      <text:p text:style-name="P4"/>
      <text:p text:style-name="P1">Para resolver el TP, vamos a usar distintos algoritmos para determinar si una review es positiva o negativa. Cada uno de los algoritmos va a devolver un 1, un -1 o un 0. </text:p>
      <text:p text:style-name="P1">El 1 indica que ese algoritmos determina que la review es positiva, el -1 indica que ese algoritmo determina que la review es negativa. Si el resultado es 0, indica que ese algoritmo no pudo determinar si el review es positivo o negativo.</text:p>
      <text:p text:style-name="P1">Luego sumando los valores devueltos por todos los algoritmos, se determina si el review es positivo o negativo dependiendo de si el resultado es mayor o menor a 0.</text:p>
      <text:p text:style-name="P1">Asi mismo cuando todos los algoritmos esten realizados, se va a poder considerar cual funciona mejor, asignarle un peso mayor y realizar un promedio ponderado.(Idea medio vaga)</text:p>
      <text:p text:style-name="P2"/>
      <text:p text:style-name="P8">Algoritmo 1: <text:span text:style-name="T6">Bag of Words</text:span></text:p>
      <text:p text:style-name="P8"/>
      <text:p text:style-name="P10">Paso 1:</text:p>
      <text:p text:style-name="P15">Se van a usar dos Bags diferentes: </text:p>
      <text:list xml:id="list2769941257044867598" text:style-name="L1">
        <text:list-item>
          <text:p text:style-name="P5">Bag negativa: Bag conteniendo las palabras que provengan de reviews negativas.</text:p>
        </text:list-item>
        <text:list-item>
          <text:p text:style-name="P16">Bag positiva: Bag conteniendo las palabras que provengan de reviews positivas.</text:p>
        </text:list-item>
      </text:list>
      <text:p text:style-name="P17"/>
      <text:p text:style-name="P15">Cada Bag va a ser un hash, donde cada campo va a ser una palabra junto con la frecuencia con la que aparece.</text:p>
      <text:p text:style-name="P9"><text:span text:style-name="T4">Primero s</text:span><text:span text:style-name="T3">e toma el archivo que contiene las reviews con el resultado y por cada review, se eliminan las stop words, exclamaciones y mayusculas.</text:span></text:p>
      <text:p text:style-name="P8"><text:span text:style-name="T3">Luego por cada review se </text:span><text:span text:style-name="T4">ve que puntaje tiene la review. Si el puntaje es positivo, sus palabras son introducidas en el Bag positivo, agregandola cada palabra, si no estaba en el Bag o sumandole uno a la frecuencia. En caso de que el puntaje sea negativo se introducen las palabras del review en el Bag negativo.</text:span></text:p>
      <text:p text:style-name="P8"/>
      <text:p text:style-name="P10">Paso 2:</text:p>
      <text:p text:style-name="P12"><text:span text:style-name="T3">Despues se eliminaran las palabras que tengan una frecuencia muy baja, menor a un numero prefijado.</text:span></text:p>
      <text:p text:style-name="P2"/>
      <text:p text:style-name="P2">Luego mirando los dos Bags, <text:span text:style-name="T6">s</text:span>i se encuentran palabras que tienen frecuencias similares en ambas Bags, se eliminan de ambas. Si una palabra aparece en ambas Bags, pero en una, su frecuencia es mayor que en la otra, se elimina la palabra de la Bag que tiene menor frecuencia.</text:p>
      <text:p text:style-name="P2"/>
      <text:p text:style-name="P10">Paso 3:</text:p>
      <text:p text:style-name="P3"><text:span text:style-name="T6">Finalmente</text:span> se agarran <text:span text:style-name="T1">las </text:span>reviews sin resultado, se eliminan las stop words, <text:span text:style-name="T7">exclamaciones y mayusculas.</text:span> y se <text:span text:style-name="T1">revisa si sus palabras pertenecen mayormente a la Bag con reviews positivas o a la Bag con reviews negativas.</text:span></text:p>
      <text:p text:style-name="P6"/>
      <text:p text:style-name="P12">Algoritmo <text:span text:style-name="T9">2</text:span>: Hash positivo-negativo</text:p>
      <text:p text:style-name="P12"/>
      <text:p text:style-name="P19">Este algoritmo daria el mismo resultado que el Algoritmo 1, solo que lo vamos a hacer para determinar de que forma es mas eficiente.</text:p>
      <text:p text:style-name="P12"/>
      <text:p text:style-name="P11">Paso 1:<text:span text:style-name="T3"> </text:span></text:p>
      <text:p text:style-name="P11"><text:span text:style-name="T3">Identico al del Algoritmo 1</text:span></text:p>
      <text:p text:style-name="P11"/>
      <text:p text:style-name="P14">Paso 2:</text:p>
      <text:p text:style-name="P14"><text:span text:style-name="T3">Igual al del Algoritmo 1, solo que luego ambos Bags se juntan en un solo hash, donde cada palabra va a ir asociada al valor 1, si la palabra viene del Bag positivo, o asociada al valor -1 si la palabra </text:span><text:soft-page-break/><text:span text:style-name="T3">viene del Bag negativo.</text:span></text:p>
      <text:p text:style-name="P12"/>
      <text:p text:style-name="P14">Paso 3:</text:p>
      <text:p text:style-name="P17">Luego por cada <text:span text:style-name="T2">palabra de la review a analizar se toma el valor del hash creado anteriormente y se van sumando. Si el resultado final es mayor a 0, se supone que la review es positiva y si el resultado final es menor a 0, se supone que la review es negativa.</text:span></text:p>
      <text:p text:style-name="P17"/>
      <text:p text:style-name="P13">Algoritmo <text:span text:style-name="T9">3</text:span>: Bag of Words pesado</text:p>
      <text:p text:style-name="P13"/>
      <text:p text:style-name="P11">Paso 1:<text:span text:style-name="T3"> </text:span></text:p>
      <text:p text:style-name="P11"><text:span text:style-name="T3">Identico al del Algoritmo 1</text:span></text:p>
      <text:p text:style-name="P11"/>
      <text:p text:style-name="P7"><text:span text:style-name="T8">Paso 2:</text:span><text:span text:style-name="T3"> </text:span></text:p>
      <text:p text:style-name="P7"><text:span text:style-name="T3">Igual al del Algormtimo 1, mas que luego a</text:span><text:span text:style-name="T1"> las palabras con mayor frecuencia en cada una de las Bags se les asigna un valor mas grande en modulo, a las del Bag con reviews positivas son en valor positivos y a las del Bag con reviews negativas en valor negativo.</text:span></text:p>
      <text:p text:style-name="P18">Ejemplo: A las 1000 palabras con mayor frecuencia de la Bag con reviews positivas se les asigna el valor 10 y a las 1000 palabras con mayor frecuencia de la Bag con reviews negativas se les asigna el valor -10. A las siguientes 1000 palabras con mayor frecuencia se les asigna los valores 9 y -9 respectivamente. Esta es la idea, pero el tema de los valores todavia esta por verse como determinarlos.</text:p>
      <text:p text:style-name="P18"/>
      <text:p text:style-name="P11">Paso 3:<text:span text:style-name="T3"> </text:span></text:p>
      <text:p text:style-name="P11"><text:span text:style-name="T3">Por cada review a determinar, se busca cada palabra en ambas </text:span><text:span text:style-name="T5">Bags y se van sumando los pesos.</text:span></text:p>
      <text:p text:style-name="P14"><text:span text:style-name="T3">Luego dependiendo de si el peso final es positivo o negativo se determina el valor de la review.</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3T17:40:30.357913372</meta:creation-date>
    <dc:date>2015-03-23T18:55:59.808756663</dc:date>
    <meta:editing-duration>PT12M57S</meta:editing-duration>
    <meta:editing-cycles>3</meta:editing-cycles>
    <meta:generator>LibreOffice/4.2.7.2$Linux_X86_64 LibreOffice_project/420m0$Build-2</meta:generator>
    <meta:document-statistic meta:table-count="0" meta:image-count="0" meta:object-count="0" meta:page-count="2" meta:paragraph-count="35" meta:word-count="694" meta:character-count="3781" meta:non-whitespace-character-count="3118"/>
  </office:meta>
</office:document-meta>
</file>